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8b81" officeooo:paragraph-rsid="000f8b8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f8b81" officeooo:paragraph-rsid="000f8b81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f8b81" officeooo:paragraph-rsid="000f8b8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s</text:p>
      <text:p text:style-name="P1"/>
      <text:p text:style-name="P2">Binar Search (FASTER SEARCH OF ORDERD LIST)</text:p>
      <text:p text:style-name="P3">Search from the middle check largeror smaller send to appropriate second half and do the same che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9:25:35.419511541</meta:creation-date>
    <dc:date>2016-11-08T19:29:26.864949800</dc:date>
    <meta:editing-duration>PT3M53S</meta:editing-duration>
    <meta:editing-cycles>1</meta:editing-cycles>
    <meta:document-statistic meta:table-count="0" meta:image-count="0" meta:object-count="0" meta:page-count="1" meta:paragraph-count="3" meta:word-count="25" meta:character-count="152" meta:non-whitespace-character-count="130"/>
    <meta:generator>LibreOffice/5.1.4.2$Linux_X86_64 LibreOffice_project/10m0$Build-2</meta:generator>
  </office:meta>
</office:document-meta>
</file>